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3.037cm" fo:keep-together="auto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 style:may-break-between-rows="true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 fo:keep-together="auto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e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elle2.C2" style:family="table-cell">
      <style:table-cell-properties fo:padding="0.097cm" fo:border-left="0.05pt solid #000000" fo:border-right="0.05pt solid #000000" fo:border-top="none" fo:border-bottom="none"/>
    </style:style>
    <style:style style:name="Tabel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22b7b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3d0ca" officeooo:paragraph-rsid="0023d0ca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58d48" officeooo:paragraph-rsid="00258d48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7ef2f" officeooo:paragraph-rsid="0027ef2f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Standard">
      <style:text-properties officeooo:rsid="00208834" officeooo:paragraph-rsid="00208834"/>
    </style:style>
    <style:style style:name="P10" style:family="paragraph" style:parent-style-name="Standard">
      <style:text-properties officeooo:paragraph-rsid="00258d48"/>
    </style:style>
    <style:style style:name="P11" style:family="paragraph" style:parent-style-name="Table_20_Contents" style:list-style-name="L1">
      <style:text-properties style:font-name="Arial" fo:font-style="italic" officeooo:rsid="0023d0ca" officeooo:paragraph-rsid="0023d0ca" style:font-style-asian="italic" style:font-style-complex="italic"/>
    </style:style>
    <style:style style:name="P12" style:family="paragraph" style:parent-style-name="Table_20_Contents" style:list-style-name="L3">
      <style:text-properties style:font-name="Arial" fo:font-style="italic" officeooo:rsid="00258d48" officeooo:paragraph-rsid="00258d48" style:font-style-asian="italic" style:font-style-complex="italic"/>
    </style:style>
    <style:style style:name="P13" style:family="paragraph" style:parent-style-name="Table_20_Contents" style:list-style-name="L4">
      <style:text-properties style:font-name="Arial" fo:font-style="italic" officeooo:rsid="00258d48" officeooo:paragraph-rsid="00258d48" style:font-style-asian="italic" style:font-style-complex="italic"/>
    </style:style>
    <style:style style:name="P14" style:family="paragraph" style:parent-style-name="Table_20_Contents" style:list-style-name="L5">
      <style:text-properties style:font-name="Arial" fo:font-style="italic" officeooo:rsid="00258d48" officeooo:paragraph-rsid="00258d48" style:font-style-asian="italic" style:font-style-complex="italic"/>
    </style:style>
    <style:style style:name="P15" style:family="paragraph" style:parent-style-name="Table_20_Contents" style:list-style-name="L3">
      <style:text-properties style:font-name="Arial" fo:font-style="italic" officeooo:rsid="0021db60" officeooo:paragraph-rsid="00258d48" style:font-style-asian="italic" style:font-style-complex="italic"/>
    </style:style>
    <style:style style:name="P16" style:family="paragraph" style:parent-style-name="Table_20_Contents" style:list-style-name="L4">
      <style:text-properties style:font-name="Arial" fo:font-style="italic" officeooo:rsid="0021db60" officeooo:paragraph-rsid="00258d48" style:font-style-asian="italic" style:font-style-complex="italic"/>
    </style:style>
    <style:style style:name="P17" style:family="paragraph" style:parent-style-name="Table_20_Contents" style:list-style-name="L6">
      <style:text-properties style:font-name="Arial" fo:font-style="italic" officeooo:rsid="0021db60" officeooo:paragraph-rsid="00258d48" style:font-style-asian="italic" style:font-style-complex="italic"/>
    </style:style>
    <style:style style:name="P18" style:family="paragraph" style:parent-style-name="Table_20_Contents" style:list-style-name="L6">
      <style:text-properties style:font-name="Arial" fo:font-style="italic" officeooo:rsid="002504c9" officeooo:paragraph-rsid="00258d48" style:font-style-asian="italic" style:font-style-complex="italic"/>
    </style:style>
    <style:style style:name="P19" style:family="paragraph" style:parent-style-name="Table_20_Contents" style:list-style-name="L2">
      <style:text-properties style:font-name="Arial" officeooo:rsid="0023d0ca" officeooo:paragraph-rsid="0023d0ca"/>
    </style:style>
    <style:style style:name="P20" style:family="paragraph" style:parent-style-name="Table_20_Contents" style:list-style-name="L6">
      <style:text-properties style:font-name="Arial" officeooo:rsid="0023d0ca" officeooo:paragraph-rsid="00258d48"/>
    </style:style>
    <style:style style:name="P21" style:family="paragraph" style:parent-style-name="Table_20_Contents" style:list-style-name="L5">
      <style:text-properties style:font-name="Arial" officeooo:rsid="00258d48" officeooo:paragraph-rsid="00258d48"/>
    </style:style>
    <style:style style:name="P22" style:family="paragraph" style:parent-style-name="Table_20_Contents" style:list-style-name="L6">
      <style:text-properties style:font-name="Arial" officeooo:rsid="00258d48" officeooo:paragraph-rsid="00258d48"/>
    </style:style>
    <style:style style:name="T1" style:family="text">
      <style:text-properties fo:font-weight="bold" officeooo:rsid="001af903" style:font-weight-asian="bold" style:font-weight-complex="bold"/>
    </style:style>
    <style:style style:name="T2" style:family="text">
      <style:text-properties fo:font-weight="bold" officeooo:rsid="002180a0" style:font-weight-asian="bold" style:font-weight-complex="bold"/>
    </style:style>
    <style:style style:name="T3" style:family="text">
      <style:text-properties fo:font-weight="bold" officeooo:rsid="00222b7b" style:font-weight-asian="bold" style:font-weight-complex="bold"/>
    </style:style>
    <style:style style:name="T4" style:family="text">
      <style:text-properties officeooo:rsid="0020fab9"/>
    </style:style>
    <style:style style:name="T5" style:family="text">
      <style:text-properties officeooo:rsid="00258d48"/>
    </style:style>
    <style:style style:name="T6" style:family="text">
      <style:text-properties officeooo:rsid="0025d127"/>
    </style:style>
    <style:style style:name="T7" style:family="text">
      <style:text-properties officeooo:rsid="00265f1e"/>
    </style:style>
    <style:style style:name="T8" style:family="text">
      <style:text-properties officeooo:rsid="0027ef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1</text:span></text:p>
          </table:table-cell>
          <table:table-cell table:style-name="Tabelle4.A1" office:value-type="string">
            <text:p text:style-name="P2">Element: <text:span text:style-name="T3">4</text:span></text:p>
          </table:table-cell>
          <table:table-cell table:style-name="Tabelle4.C1" office:value-type="string">
            <text:p text:style-name="P2">Title: <text:span text:style-name="T2">Coding session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4">This is a screencast of a coding session with additional slide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5">data, variables</text:p>
            <text:p text:style-name="P5">reading data</text:p>
          </table:table-cell>
          <table:table-cell table:style-name="Tabelle1.C2" office:value-type="string">
            <text:list xml:id="list7871478375039637804" text:style-name="L1">
              <text:list-item>
                <text:p text:style-name="P11"><text:span text:style-name="T7">(</text:span>Intro. <text:span text:style-name="T7">Briefly describe what is covered in this session)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5">{Displaying data}</text:p>
          </table:table-cell>
          <table:table-cell table:style-name="Tabelle1.C3" office:value-type="string">
            <text:list xml:id="list3787089935370228408" text:style-name="L2">
              <text:list-item>
                <text:p text:style-name="P19">Displaying data</text:p>
              </text:list-item>
              <text:list-item>
                <text:p text:style-name="P19">To display data we use a procedure called MsgBox. Details about MsgBox come later in the cours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6">Example1-1.vbs</text:p>
          </table:table-cell>
          <table:table-cell table:style-name="Tabelle1.C4" office:value-type="string">
            <text:list xml:id="list7951007810246165669" text:style-name="L3">
              <text:list-item>
                <text:p text:style-name="P12">(Open editor, create a new file Example1-1.vbs)</text:p>
              </text:list-item>
              <text:list-item>
                <text:p text:style-name="P15"><text:span text:style-name="T5">(</text:span>Save file first with extension .vbs, to get the syntax highlighting in the editor<text:span text:style-name="T5">)</text:span></text:p>
              </text:list-item>
              <text:list-item>
                <text:p text:style-name="P12">(Create “Hello World” example)</text:p>
              </text:list-item>
              <text:list-item>
                <text:p text:style-name="P12">(Briefly describe data type string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6">Example1-1.vbs</text:p>
          </table:table-cell>
          <table:table-cell table:style-name="Tabelle1.C5" office:value-type="string">
            <text:list xml:id="list863192527820968956" text:style-name="L4">
              <text:list-item>
                <text:p text:style-name="P16">(Write code <text:span text:style-name="T5">as provided in Example1-1.vbs)</text:span></text:p>
              </text:list-item>
              <text:list-item>
                <text:p text:style-name="P13"><text:span text:style-name="T5">(</text:span>E<text:span text:style-name="T5">xplain single steps, </text:span>explain comment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{Variables}</text:p>
          </table:table-cell>
          <table:table-cell table:style-name="Tabelle1.C6" office:value-type="string">
            <text:list xml:id="list1361915715266008369" text:style-name="L5">
              <text:list-item>
                <text:p text:style-name="P21">A way to store values</text:p>
              </text:list-item>
              <text:list-item>
                <text:p text:style-name="P21">1. we declare a variable</text:p>
              </text:list-item>
              <text:list-item>
                <text:p text:style-name="P21">2. we assign a value to it</text:p>
              </text:list-item>
              <text:list-item>
                <text:p text:style-name="P14">(Explain naming convention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6">Example1-2.vbs</text:p>
          </table:table-cell>
          <table:table-cell table:style-name="Tabelle1.C7" office:value-type="string">
            <text:list xml:id="list2281775681138388813" text:style-name="L6">
              <text:list-item>
                <text:p text:style-name="P18">(Create new file, save as Example1-<text:span text:style-name="T5">2</text:span>.vbs)</text:p>
              </text:list-item>
              <text:list-item>
                <text:p text:style-name="P17">(Write code and explain <text:span text:style-name="T6">single steps. Find details in provided vbs file</text:span>)</text:p>
              </text:list-item>
            </text:list>
          </table:table-cell>
        </table:table-row>
        <table:table-row table:style-name="Tabelle1.8">
          <table:table-cell table:style-name="Tabelle1.A2" office:value-type="string">
            <text:p text:style-name="P7">7</text:p>
          </table:table-cell>
          <table:table-cell table:style-name="Tabelle1.A2" office:value-type="string">
            <text:p text:style-name="P6">Example1-3.vbs</text:p>
          </table:table-cell>
          <table:table-cell table:style-name="Tabelle1.C8" office:value-type="string">
            <text:list xml:id="list181208965159547" text:continue-numbering="true" text:style-name="L6">
              <text:list-item>
                <text:p text:style-name="P18">(Create new file, save as Example1-<text:span text:style-name="T5">3</text:span>.vbs)</text:p>
              </text:list-item>
              <text:list-item>
                <text:p text:style-name="P17">(Write code and explain <text:span text:style-name="T6">single steps. Find details in provided vbs file</text:span>)</text:p>
              </text:list-item>
            </text:list>
          </table:table-cell>
        </table:table-row>
      </table:table>
      <text:p text:style-name="P9"/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 table:style-name="Tabelle2.1">
          <table:table-cell table:style-name="Tabelle2.A1" office:value-type="string">
            <text:p text:style-name="P7">8</text:p>
          </table:table-cell>
          <table:table-cell table:style-name="Tabelle2.A1" office:value-type="string">
            <text:p text:style-name="P6">{Reading data}</text:p>
          </table:table-cell>
          <table:table-cell table:style-name="Tabelle2.C1" office:value-type="string">
            <text:list xml:id="list181208965155151" text:continue-numbering="true" text:style-name="L6">
              <text:list-item>
                <text:p text:style-name="P22">Reading data</text:p>
              </text:list-item>
              <text:list-item>
                <text:p text:style-name="P22">InputBox; prompts user to enter a text</text:p>
              </text:list-item>
              <text:list-item>
                <text:p text:style-name="P22">Takes a parameter, text we want to display</text:p>
              </text:list-item>
              <text:list-item>
                <text:p text:style-name="P20">Details about <text:span text:style-name="T5">Input</text:span>Box come later in the course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7">9</text:p>
          </table:table-cell>
          <table:table-cell table:style-name="Tabelle2.A2" office:value-type="string">
            <text:p text:style-name="P6">Example1-<text:span text:style-name="T8">4</text:span>.vbs</text:p>
          </table:table-cell>
          <table:table-cell table:style-name="Tabelle2.C2" office:value-type="string">
            <text:list xml:id="list181208965172299" text:continue-numbering="true" text:style-name="L6">
              <text:list-item>
                <text:p text:style-name="P18">(Create new file, save as Example1-<text:span text:style-name="T8">4</text:span>.vbs)</text:p>
              </text:list-item>
              <text:list-item>
                <text:p text:style-name="P17">(Write code and explain <text:span text:style-name="T6">single steps. Find details in provided vbs file</text:span>)</text:p>
              </text:list-item>
            </text:list>
          </table:table-cell>
        </table:table-row>
        <table:table-row table:style-name="Tabelle2.1">
          <table:table-cell table:style-name="Tabelle2.A3" office:value-type="string">
            <text:p text:style-name="P7">10</text:p>
          </table:table-cell>
          <table:table-cell table:style-name="Tabelle2.A3" office:value-type="string">
            <text:p text:style-name="P6">Example1-<text:span text:style-name="T8">5</text:span>.vbs</text:p>
          </table:table-cell>
          <table:table-cell table:style-name="Tabelle2.C3" office:value-type="string">
            <text:list xml:id="list181208980182366" text:continue-numbering="true" text:style-name="L6">
              <text:list-item>
                <text:p text:style-name="P18">(Create new file, save as Example1-<text:span text:style-name="T8">5</text:span>.vbs)</text:p>
              </text:list-item>
              <text:list-item>
                <text:p text:style-name="P17">(Write code and explain <text:span text:style-name="T6">single steps. Find details in provided vbs file</text:span>)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2M4S</meta:editing-duration>
    <meta:editing-cycles>13</meta:editing-cycles>
    <meta:generator>LibreOffice/4.1.3.2$Windows_x86 LibreOffice_project/70feb7d99726f064edab4605a8ab840c50ec57a</meta:generator>
    <dc:date>2015-07-29T18:12:08.851000000</dc:date>
    <meta:document-statistic meta:table-count="3" meta:image-count="0" meta:object-count="0" meta:page-count="2" meta:paragraph-count="52" meta:word-count="257" meta:character-count="1452" meta:non-whitespace-character-count="1272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